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automatic-styles>
    <style:style style:name="P1" style:family="paragraph" style:parent-style-name="Text_20_body">
      <style:paragraph-properties fo:line-height="200%" fo:text-align="justify" style:justify-single-word="false" fo:padding="0.049cm" fo:border="0.06pt solid #d9d9e3"/>
    </style:style>
    <style:style style:name="P2" style:family="paragraph" style:parent-style-name="Text_20_body">
      <style:paragraph-properties fo:line-height="200%" fo:text-align="start" style:justify-single-word="false" fo:padding="0.049cm" fo:border="0.06pt solid #d9d9e3"/>
    </style:style>
    <style:style style:name="P3" style:family="paragraph" style:parent-style-name="Text_20_body">
      <style:paragraph-properties fo:line-height="200%" fo:text-align="justify" style:justify-single-word="false" fo:padding="0.049cm" fo:border="0.06pt solid #d9d9e3"/>
      <style:text-properties officeooo:rsid="001aac70" officeooo:paragraph-rsid="001aac70"/>
    </style:style>
    <style:style style:name="P4" style:family="paragraph" style:parent-style-name="Text_20_body" style:list-style-name="L1">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radiación cósmica de fondo (CMB, por sus siglas en inglés) es una radiación electromagnética que se detecta en todas las direcciones del cielo y se considera como el remanente del Big Bang, la explosión inicial que dio origen al universo. La CMB es una de las herramientas más importantes para estudiar el universo primitivo y entender su evolución.</text:p>
      <text:p text:style-name="P1"/>
      <text:p text:style-name="P1">La materia oscura, por otro lado, es una forma de materia que no interactúa con la luz o cualquier otra forma de radiación electromagnética, lo que la hace invisible a nuestros telescopios y detectores. La existencia de la materia oscura se infiere a partir de los efectos gravitatorios que tiene sobre la materia visible y la radiación cósmica de fondo.</text:p>
      <text:p text:style-name="P2">La radiación cósmica de fondo y la materia oscura están estrechamente relacionadas en la cosmología moderna. De hecho, la distribución de la materia oscura en el universo primitivo es lo que se cree que influyó en la formación de las estructuras cósmicas, como galaxias y cúmulos de galaxias, que observamos en la actualidad. Además, la CMB nos proporciona información sobre la distribución de la materia en el universo primitivo, lo que nos permite estudiar la evolución temprana del universo y confirmar la teoría del Big Bang.</text:p>
      <text:p text:style-name="P1"/>
      <text:p text:style-name="P1">En resumen, la radiación cósmica de fondo y la materia oscura son dos conceptos clave en la cosmología moderna. La CMB nos proporciona información sobre la distribución de la materia en el universo primitivo, mientras que la materia oscura influyó en la formación de las estructuras cósmicas que observamos hoy en día. Ambos son temas de investigación activa y se espera que se descubran más detalles en el futuro cercano.</text:p>
      <text:p text:style-name="P1">Los estudios sobre la radiación cósmica de fondo y la materia oscura son esenciales para la comprensión de la estructura y evolución del universo. La CMB, en particular, es una fuente de información valiosa para los cosmólogos, ya que nos permite estudiar la distribución de la materia <text:soft-page-break/>y la energía en el universo temprano, así como la temperatura y la densidad del universo en diferentes épocas.</text:p>
      <text:p text:style-name="P1"/>
      <text:p text:style-name="P1">Uno de los descubrimientos más importantes en el campo de la cosmología fue el de la anisotropía de la CMB. En la década de 1990, la sonda COBE de la NASA detectó pequeñas variaciones en la temperatura de la CMB en diferentes direcciones del cielo. Estas variaciones son la prueba de que el universo temprano no era homogéneo, sino que tenía pequeñas fluctuaciones en la densidad que eventualmente condujeron a la formación de galaxias y otras estructuras cósmicas.</text:p>
      <text:p text:style-name="P1">Otro hallazgo importante en la investigación de la materia oscura fue la evidencia de su existencia a partir de la curva de rotación de las galaxias. Las galaxias giran más rápido de lo que se esperaría si solo se tuviera en cuenta la masa visible de la materia en ellas. Se cree que la materia oscura proporciona la masa adicional necesaria para explicar esta anomalía en la curva de rotación.</text:p>
      <text:p text:style-name="P1">En la actualidad, los cosmólogos están utilizando datos de sondas como Planck de la Agencia Espacial Europea y el telescopio espacial Hubble de la NASA para estudiar la CMB y la distribución de la materia en el universo. Además, los experimentos en tierra como el Gran Colisionador de Hadrones también están investigando la naturaleza de la materia oscura y tratando de detectarla directamente.</text:p>
      <text:p text:style-name="P1">En conclusión, la radiación cósmica de fondo y la materia oscura son dos áreas activas de investigación en la cosmología moderna. La CMB proporciona información valiosa sobre la estructura y evolución del universo temprano, mientras que la materia oscura es crucial para explicar la formación de las estructuras cósmicas observadas. Con el tiempo, se espera que se realicen nuevos descubrimientos que nos permitan comprender mejor estos conceptos y la naturaleza del universo en general.</text:p>
      <text:p text:style-name="P1"/>
      <text:p text:style-name="P1"/>
      <text:p text:style-name="P3"><text:soft-page-break/><text:s/>Bibliografia </text:p>
      <text:p text:style-name="P3"><text:s text:c="7"/>"Cosmology" por Steven Weinberg, <text:s/></text:p>
      <text:list text:style-name="L1">
        <text:list-header>
          <text:p text:style-name="P4">"The Cosmic Microwave Background Radiation" por R. B. Partridge,</text:p>
          <text:p text:style-name="P4"/>
          <text:p text:style-name="P4">Las páginas web de las misiones espaciales como Planck de la Agencia Espacial Europea y del telescopio espacial Hubble de la NASA, </text:p>
          <text:p text:style-name="P4"/>
        </text:list-header>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H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H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23:38:04.835967700</meta:creation-date>
    <dc:date>2023-03-31T23:51:23.130663194</dc:date>
    <meta:editing-duration>PT13M23S</meta:editing-duration>
    <meta:editing-cycles>1</meta:editing-cycles>
    <meta:document-statistic meta:table-count="0" meta:image-count="0" meta:object-count="0" meta:page-count="3" meta:paragraph-count="13" meta:word-count="662" meta:character-count="4043" meta:non-whitespace-character-count="3382"/>
    <meta:generator>LibreOffice/7.5.0.3$MacOSX_X86_64 LibreOffice_project/c21113d003cd3efa8c53188764377a8272d9d6de</meta:generator>
  </office:meta>
</office:document-meta>
</file>